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0.9173in"/>
    </style:style>
    <style:style style:name="co6" style:family="table-column">
      <style:table-column-properties fo:break-before="auto" style:column-width="2.1193in"/>
    </style:style>
    <style:style style:name="co7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7256in"/>
    </style:style>
    <style:style style:name="ro8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5181in" fo:break-before="auto" style:use-optimal-row-height="false"/>
    </style:style>
    <style:style style:name="ro5" style:family="table-row">
      <style:table-row-properties style:row-height="0.4661in" fo:break-before="auto" style:use-optimal-row-height="false"/>
    </style:style>
    <style:style style:name="ro6" style:family="table-row">
      <style:table-row-properties style:row-height="0.4311in" fo:break-before="auto" style:use-optimal-row-height="false"/>
    </style:style>
    <style:style style:name="ro7" style:family="table-row">
      <style:table-row-properties style:row-height="0.4055in" fo:break-before="auto" style:use-optimal-row-height="false"/>
    </style:style>
    <style:style style:name="ro9" style:family="table-row">
      <style:table-row-properties style:row-height="0.3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2">
          <table:table-cell table:style-name="ce1" office:value-type="string">
            <text:p>TC No.</text:p>
          </table:table-cell>
          <table:table-cell table:style-name="ce2" office:value-type="string">
            <text:p>Preconditions</text:p>
          </table:table-cell>
          <table:table-cell table:style-name="ce2" office:value-type="string">
            <text:p>Scenario 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Status</text:p>
          </table:table-cell>
        </table:table-row>
        <table:table-row table:style-name="ro3">
          <table:table-cell/>
          <table:table-cell table:style-name="Default"/>
          <table:table-cell table:number-columns-repeated="2"/>
          <table:table-cell office:value-type="string">
            <text:p>1.Selecting valid type of issue.</text:p>
          </table:table-cell>
          <table:table-cell office:value-type="string">
            <text:p>Valid type of issue.</text:p>
          </table:table-cell>
          <table:table-cell office:value-type="string">
            <text:p>Successfull Selection.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2.Selecting valid Date.(dd/mm/yy)</text:p>
          </table:table-cell>
          <table:table-cell office:value-type="string">
            <text:p>Valid Date.</text:p>
          </table:table-cell>
          <table:table-cell office:value-type="string">
            <text:p>Displaying Date.</text:p>
          </table:table-cell>
          <table:table-cell table:number-columns-repeated="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3.Writing Reason.</text:p>
          </table:table-cell>
          <table:table-cell office:value-type="string">
            <text:p>Reason</text:p>
          </table:table-cell>
          <table:table-cell office:value-type="string">
            <text:p>Saving the reason.</text:p>
          </table:table-cell>
          <table:table-cell table:number-columns-repeated="2"/>
        </table:table-row>
        <table:table-row table:style-name="ro6">
          <table:table-cell office:value-type="string">
            <text:p>TC-001</text:p>
          </table:table-cell>
          <table:table-cell office:value-type="string">
            <text:p>HR connect screen should be visible</text:p>
          </table:table-cell>
          <table:table-cell office:value-type="string">
            <text:p>Submit</text:p>
          </table:table-cell>
          <table:table-cell/>
          <table:table-cell office:value-type="string">
            <text:p>4.Submit.</text:p>
          </table:table-cell>
          <table:table-cell table:style-name="ce3" office:value-type="string">
            <text:p>Valid Issue. Valid Date.Valid Reason.</text:p>
          </table:table-cell>
          <table:table-cell table:style-name="ce3" office:value-type="string">
            <text:p>Successfull sent to Reporting manager.</text:p>
          </table:table-cell>
          <table:table-cell table:number-columns-repeated="2"/>
        </table:table-row>
        <table:table-row table:style-name="ro7">
          <table:table-cell office:value-type="string">
            <text:p>TC_002</text:p>
          </table:table-cell>
          <table:table-cell office:value-type="string">
            <text:p>HR connect screen should be visible</text:p>
          </table:table-cell>
          <table:table-cell office:value-type="string">
            <text:p>Clear</text:p>
          </table:table-cell>
          <table:table-cell/>
          <table:table-cell office:value-type="string">
            <text:p>1.Clearing entered <text:s/>form fields.</text:p>
          </table:table-cell>
          <table:table-cell/>
          <table:table-cell table:style-name="ce3" office:value-type="string">
            <text:p>Cleared form data and able to enter new data.</text:p>
          </table:table-cell>
          <table:table-cell table:number-columns-repeated="2"/>
        </table:table-row>
        <table:table-row table:style-name="ro9">
          <table:table-cell office:value-type="string">
            <text:p>TC_003</text:p>
          </table:table-cell>
          <table:table-cell office:value-type="string">
            <text:p>HR connect screen should be visible</text:p>
          </table:table-cell>
          <table:table-cell office:value-type="string">
            <text:p>View Report</text:p>
          </table:table-cell>
          <table:table-cell/>
          <table:table-cell office:value-type="string">
            <text:p>Displaying the report on page.</text:p>
          </table:table-cell>
          <table:table-cell/>
          <table:table-cell table:style-name="ce3" office:value-type="string">
            <text:p>Able to see the attendace report on scree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12/08/2021</text:date>, <text:time>23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fat Shaikh</meta:initial-creator>
    <meta:creation-date>2021-12-07T11:48:17.90</meta:creation-date>
    <dc:date>2021-12-08T23:53:43.16</dc:date>
    <dc:creator>Arfat Shaikh</dc:creator>
    <meta:editing-duration>PT4H50M36S</meta:editing-duration>
    <meta:editing-cycles>2</meta:editing-cycles>
    <meta:generator>OpenOffice/4.1.8$Win32 OpenOffice.org_project/418m3$Build-9803</meta:generator>
    <meta:document-statistic meta:table-count="3" meta:cell-count="34" meta:object-count="0"/>
  </office:meta>
</office:document-meta>
</file>